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9c10" officeooo:paragraph-rsid="00079c10" style:font-weight-asian="bold" style:font-weight-complex="bold"/>
    </style:style>
    <style:style style:name="P2" style:family="paragraph" style:parent-style-name="Standard">
      <style:text-properties fo:font-weight="bold" officeooo:rsid="0010050a" officeooo:paragraph-rsid="0010050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79c10" officeooo:paragraph-rsid="00079c10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96574" officeooo:paragraph-rsid="00096574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1ea36" officeooo:paragraph-rsid="000cecd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a3d06" officeooo:paragraph-rsid="000a3d06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a3d06" officeooo:paragraph-rsid="000af7c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af7c0" officeooo:paragraph-rsid="000af7c0" style:font-weight-asian="normal" style:font-weight-complex="normal"/>
    </style:style>
    <style:style style:name="P9" style:family="paragraph" style:parent-style-name="Standard">
      <style:text-properties fo:font-weight="normal" officeooo:rsid="000af7c0" officeooo:paragraph-rsid="000af7c0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d8297" officeooo:paragraph-rsid="000af7c0" style:font-weight-asian="normal" style:font-weight-complex="normal"/>
    </style:style>
    <style:style style:name="P11" style:family="paragraph" style:parent-style-name="Standard">
      <style:text-properties fo:font-weight="normal" officeooo:rsid="0010050a" officeooo:paragraph-rsid="0010050a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6e37e" officeooo:paragraph-rsid="000af7c0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1befd8" officeooo:paragraph-rsid="000af7c0" style:font-weight-asian="normal" style:font-weight-complex="normal"/>
    </style:style>
    <style:style style:name="P14" style:family="paragraph" style:parent-style-name="Standard" style:list-style-name="L3">
      <style:text-properties officeooo:paragraph-rsid="0010050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6574"/>
    </style:style>
    <style:style style:name="T4" style:family="text">
      <style:text-properties style:text-underline-style="none" officeooo:rsid="0013ea22"/>
    </style:style>
    <style:style style:name="T5" style:family="text">
      <style:text-properties style:text-underline-style="none" officeooo:rsid="000af7c0"/>
    </style:style>
    <style:style style:name="T6" style:family="text">
      <style:text-properties style:text-underline-style="none" officeooo:rsid="0016e37e"/>
    </style:style>
    <style:style style:name="T7" style:family="text">
      <style:text-properties style:text-underline-style="none" officeooo:rsid="001ddf7e"/>
    </style:style>
    <style:style style:name="T8" style:family="text">
      <style:text-properties style:text-underline-style="none" officeooo:rsid="000cecde"/>
    </style:style>
    <style:style style:name="T9" style:family="text">
      <style:text-properties style:text-underline-style="none" officeooo:rsid="000d808c"/>
    </style:style>
    <style:style style:name="T10" style:family="text">
      <style:text-properties officeooo:rsid="000af7c0"/>
    </style:style>
    <style:style style:name="T11" style:family="text">
      <style:text-properties officeooo:rsid="000c7f8f"/>
    </style:style>
    <style:style style:name="T12" style:family="text">
      <style:text-properties officeooo:rsid="0010050a"/>
    </style:style>
    <style:style style:name="T13" style:family="text">
      <style:text-properties fo:font-weight="normal" officeooo:rsid="0010050a" style:font-weight-asian="normal" style:font-weight-complex="normal"/>
    </style:style>
    <style:style style:name="T14" style:family="text">
      <style:text-properties officeooo:rsid="00101a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rst steps:</text:p>
      <text:list xml:id="list7005018414632020245" text:style-name="L3">
        <text:list-item>
          <text:p text:style-name="P14"><text:span text:style-name="T13">Locally install OvalOffice and Anaconda</text:span></text:p>
        </text:list-item>
        <text:list-item>
          <text:p text:style-name="P14"><text:span text:style-name="T13">On the remote machine install LASIF, SPECFEM and Anaconda.</text:span></text:p>
        </text:list-item>
      </text:list>
      <text:p text:style-name="P11"/>
      <text:p text:style-name="P11">After these steps OvalOffice should work</text:p>
      <text:p text:style-name="P1"/>
      <text:p text:style-name="P1">Using OvalOffice for noise simulations</text:p>
      <text:list xml:id="list3794925125278727562" text:style-name="L1">
        <text:list-item>
          <text:p text:style-name="P3">Create a remote LASIF directory in the project directory on daint</text:p>
        </text:list-item>
        <text:list-item>
          <text:p text:style-name="P4">Set the LASIF config.xml file</text:p>
        </text:list-item>
        <text:list-item>
          <text:p text:style-name="P3">Create a local oval office directory: Make a new directory and run one of the oo_2 commands from the terminal. This wi<text:span text:style-name="T12">l</text:span>l write a config.json file <text:span text:style-name="T12">where you can fill in some parameters.</text:span></text:p>
        </text:list-item>
        <text:list-item>
          <text:p text:style-name="P3">Create a directory called “NOISE_CORRELATIONS” in your local OvalOffice directory and place Patrick's <text:span text:style-name="T10">cross_correlations</text:span> in there.</text:p>
        </text:list-item>
        <text:list-item>
          <text:p text:style-name="P6">Get the station_xml files, run “oo_2 download_stations –stations_file &lt;path_to_file&gt;”.<text:line-break/><text:span text:style-name="T11">If you don't have this file yet, generate it first with “oo_2 download_stations get-noise-stations-file”. </text:span></text:p>
        </text:list-item>
        <text:list-item>
          <text:p text:style-name="P6">Run “oo_2 write_noise_events” (this uses the <text:span text:style-name="T11">newly created </text:span>xml files to write event.xml files in LASIF)</text:p>
        </text:list-item>
        <text:list-item>
          <text:p text:style-name="P5"><text:span text:style-name="T10">Run “</text:span>lasif <text:span text:style-name="T2">create</text:span><text:span text:style-name="T1">_</text:span><text:span text:style-name="T2">new_iteration” </text:span><text:span text:style-name="T3">(OvalOffice requires an iteration to be present </text:span><text:span text:style-name="T8">for the next step</text:span><text:span text:style-name="T3">)</text:span></text:p>
        </text:list-item>
        <text:list-item>
          <text:p text:style-name="P7">Run “oo_2 sort_cross_correlations” this will sort the files in a way SPECFEM likes to see it and puts the <text:span text:style-name="T14">data in the remote LASIF directory</text:span></text:p>
        </text:list-item>
        <text:list-item>
          <text:p text:style-name="P7"><text:span text:style-name="T10">Make sure SPECFEM is compiled with the correct Par_file (use “oo_2 compile_specfem3d_globe”)</text:span></text:p>
        </text:list-item>
        <text:list-item>
          <text:p text:style-name="P8">Run “oo_2 setup_specfem_directories”, this sets up the structure on /scratch </text:p>
        </text:list-item>
        <text:list-item>
          <text:p text:style-name="P7"><text:span text:style-name="T10">Run “oo_2 copy_binaries” this copies the binaries to /scratch</text:span></text:p>
        </text:list-item>
        <text:list-item>
          <text:p text:style-name="P8">Run “oo_2 generate_cmt_solutions” </text:p>
        </text:list-item>
        <text:list-item>
          <text:p text:style-name="P8">Run “oo_2 generate_stations_files –regenerate-data-cache”, This generates the stations files needed by SPECFEM</text:p>
        </text:list-item>
        <text:list-item>
          <text:p text:style-name="P10"><text:span text:style-name="T4">C</text:span><text:span text:style-name="T2">opy CEM to SOLVER/MESH/cemRequest/ </text:span><text:span text:style-name="T5">if you are using CEM </text:span><text:span text:style-name="T9">of course</text:span></text:p>
        </text:list-item>
        <text:list-item>
          <text:p text:style-name="P8"><text:span text:style-name="T2">Run “</text:span><text:span text:style-name="T6">oo_2 run_mesher” </text:span><text:span text:style-name="T2">(nodes, ntasks etc can be set. Check oo_2 run_mesher --help)</text:span></text:p>
        </text:list-item>
        <text:list-item>
          <text:p text:style-name="P12"><text:span text:style-name="T10">Run “</text:span>oo_2 run_solver” <text:span text:style-name="T10">(same here)</text:span></text:p>
        </text:list-item>
        <text:list-item>
          <text:p text:style-name="P13"><text:span text:style-name="T10">Run “</text:span>oo_2 process_synthetics”</text:p>
        </text:list-item>
        <text:list-item>
          <text:p text:style-name="P8"><text:span text:style-name="T6">R</text:span><text:span text:style-name="T2">un “</text:span><text:span text:style-name="T7">oo_2 save_synthetics”, </text:span><text:span text:style-name="T2">This saves the synthetics to the remote LASIF directory</text:span></text:p>
        </text:list-item>
      </text:list>
      <text:p text:style-name="P9"/>
      <text:p text:style-name="P9"/>
      <text:p text:style-name="P11"><text:span text:style-name="T2">After this the next step would be to select windows to create the adjoint sources. I think you will run into some issues here. I am still looking into th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09:52.399878480</meta:creation-date>
    <dc:date>2016-05-10T13:45:31.847651610</dc:date>
    <meta:editing-duration>PT27M5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311" meta:character-count="1999" meta:non-whitespace-character-count="1730"/>
  </office:meta>
</office:document-meta>
</file>